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4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Не я</text:p>
          </table:table-cell>
          <table:table-cell office:value-type="string" calcext:value-type="string">
            <text:p>Твит мой</text:p>
          </table:table-cell>
          <table:table-cell office:value-type="string" calcext:value-type="string">
            <text:p>Твит не мой</text:p>
          </table:table-cell>
          <table:table-cell office:value-type="string" calcext:value-type="string">
            <text:p>Пост мой</text:p>
          </table:table-cell>
          <table:table-cell office:value-type="string" calcext:value-type="string">
            <text:p>Пост не мой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убликовать тит, с плашкой в ответ на ранее опубликованный твит с плашкой. Перед этим нужно проверить, что твит с плашкой уже опубликован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убликовать твит с плашкой в ответ на твит ранее обпубликованный мой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убликовать пост системного юзера в ответ на ранее опубликованный пост системного юзер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убликовать пост системного юзера в ответ на пост ранее опубликованный моим юзером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убликовать моим юзером твит в ответ на твит с плашкой на основе этого пос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убликовать моим юзером твит в ответ на твит моего юзера на основе этого пос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убликовать пост моего юзера в ответ на пост системного юзер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убликовать пост в ответ на пост моего юзер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6:03:12.600798564</meta:creation-date>
    <dc:date>2023-01-05T16:47:51.808032280</dc:date>
    <meta:editing-duration>PT6M52S</meta:editing-duration>
    <meta:editing-cycles>2</meta:editing-cycles>
    <meta:generator>LibreOffice/7.3.7.2$Linux_X86_64 LibreOffice_project/30$Build-2</meta:generator>
    <meta:document-statistic meta:table-count="1" meta:cell-count="447" meta:object-count="0"/>
  </office:meta>
</office:document-meta>
</file>